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" calcext:value-type="float">
            <text:p>99,697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08:27.955730516</meta:creation-date>
    <dc:date>2018-01-14T22:10:21.532718544</dc:date>
    <meta:editing-duration>PT1M54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